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This Query contained 7 months Bank Data */</text:p>
      <text:p text:style-name="Standard"/>
      <text:p text:style-name="Standard">SELECT *,extract(year from age("Pd Xfer Date 2","Sanction Date 2"))*12 + extract(month from age("Pd Xfer Date 2","Sanction Date 2")) as "Months"</text:p>
      <text:p text:style-name="Standard">FROM</text:p>
      <text:p text:style-name="Standard"><text:s text:c="2"/>(</text:p>
      <text:p text:style-name="Standard"><text:s text:c="4"/>SELECT *,cast(concat("Year_S",'-',"Month_S",'-',"Day_S") as DATE) as "Sanction Date 2",Cast(concat("Year_P",'-',"Month_P",'-',"Day_P") as DATE) as "Pd Xfer Date 2" </text:p>
      <text:p text:style-name="Standard"><text:s text:c="4"/>FROM</text:p>
      <text:p text:style-name="Standard"><text:s text:c="2"/>(</text:p>
      <text:p text:style-name="Standard"><text:s text:c="6"/>SELECT *,split_part("Sancdate_2",'-',1) as "Day_S",split_part("Sancdate_2",'-',2) as "Month_S",split_part("Sancdate_2",'-',3) as "Year_S",</text:p>
      <text:p text:style-name="Standard"><text:s text:c="6"/>split_part("Pd_Xfer_Date_2",'-',1) as "Day_P",split_part("Pd_Xfer_Date_2",'-',2) as "Month_P",split_part("Pd_Xfer_Date_2",'-',3) as "Year_P",</text:p>
      <text:p text:style-name="Standard"><text:s text:c="6"/>split_part("Sancdate_2",'-',1) as "Day",split_part("Sancdate_2",'-',2) as "Month",split_part("Sancdate_2",'-',3) as "Year"</text:p>
      <text:p text:style-name="Standard"><text:s text:c="6"/>FROM (</text:p>
      <text:p text:style-name="Standard"><text:s text:c="8"/>SELECT *,</text:p>
      <text:p text:style-name="Standard"><text:s text:c="8"/>CASE WHEN "NPA_Desc"='STANDARD' THEN 0 ELSE "PRINCIPAL_BAL" END AS "NPA BAL",</text:p>
      <text:p text:style-name="Standard"><text:s text:c="8"/>CASE WHEN "NPA_Desc" in ('DOUBTFUL-2','DOUBTFUL-1','DOUBTFUL-3','SUB-STANDARD') THEN 0 ELSE "PRINCIPAL_BAL" END as "STANDARD BAL",</text:p>
      <text:p text:style-name="Standard"><text:s text:c="8"/>CASE WHEN "NPA_Desc" in ('DOUBTFUL-2','DOUBTFUL-1','DOUBTFUL-3','SUB-STANDARD') THEN 'NPA'ELSE 'STANDARD' END as "NPA Status",</text:p>
      <text:p text:style-name="Standard"><text:s text:c="8"/>CASE WHEN "Sancdate" is NULL THEN '11-11-1111'ELSE "Sancdate" END AS "Sancdate_2", -- Adding a dummy date in the place of NULL to calculate month difference.</text:p>
      <text:p text:style-name="Standard"><text:s text:c="8"/>CASE WHEN "Pd_Xfer Date" is NULL THEN '11-11-1111'ELSE "Pd_Xfer Date" END AS "Pd_Xfer_Date_2", <text:s/>-- Adding a dummy date in the place of NULL to calculate month difference.</text:p>
      <text:p text:style-name="Standard"><text:s text:c="8"/>Date_part('Year',"Date") as "Year_Date",</text:p>
      <text:p text:style-name="Standard"><text:s text:c="8"/>Date_part('Month',"Date") as "Month_Date"</text:p>
      <text:p text:style-name="Standard"><text:s text:c="8"/>FROM(</text:p>
      <text:p text:style-name="Standard"><text:s text:c="8"/></text:p>
      <text:p text:style-name="Standard"><text:tab/><text:tab/><text:tab/><text:tab/><text:tab/>SELECT *,Cast('2023-03-31' as DATE) AS "Date" FROM "data_insight"."Advance_Dump_Mar_2023"</text:p>
      <text:p text:style-name="Standard"><text:tab/><text:tab/><text:tab/><text:tab/><text:tab/>UNION ALL </text:p>
      <text:p text:style-name="Standard"><text:tab/><text:tab/><text:tab/><text:tab/><text:tab/>SELECT *,Cast('2023-04-30' as DATE) AS "Date" FROM "data_insight"."Advance_Dump_Apr_2023"</text:p>
      <text:p text:style-name="Standard"><text:tab/><text:tab/><text:tab/><text:tab/><text:tab/>UNION ALL</text:p>
      <text:p text:style-name="Standard"><text:tab/><text:tab/><text:tab/><text:tab/><text:tab/>SELECT *,Cast('2023-05-31' as DATE) AS "Date" FROM "data_insight"."Advance_Dump_May_2023"</text:p>
      <text:p text:style-name="Standard"><text:tab/><text:tab/><text:tab/><text:tab/><text:tab/>UNION ALL</text:p>
      <text:p text:style-name="Standard"><text:tab/><text:tab/><text:tab/><text:tab/><text:tab/>SELECT </text:p>
      <text:p text:style-name="Standard"><text:tab/><text:tab/><text:tab/><text:tab/><text:tab/>CAST("Sr_No" AS BIGINT) AS "Sr_No",</text:p>
      <text:p text:style-name="Standard"><text:tab/><text:tab/><text:tab/><text:tab/><text:tab/>CAST("BR_NAME" AS TEXT) AS "BR_NAME",</text:p>
      <text:p text:style-name="Standard"><text:tab/><text:tab/><text:tab/><text:tab/><text:tab/>CAST("CIF_ID" AS TEXT) AS "CIF_ID",</text:p>
      <text:p text:style-name="Standard"><text:tab/><text:tab/><text:tab/><text:tab/><text:tab/>CAST("Account_No" AS TEXT) AS "Account_No",</text:p>
      <text:p text:style-name="Standard"><text:tab/><text:tab/><text:tab/><text:tab/><text:tab/>CAST("Schm_Type" AS TEXT) AS "Schm_Type",</text:p>
      <text:p text:style-name="Standard"><text:tab/><text:tab/><text:tab/><text:tab/><text:tab/>CAST("Schm_Code" AS TEXT) AS "Schm_Code",</text:p>
      <text:p text:style-name="Standard"><text:tab/><text:tab/><text:tab/><text:tab/><text:tab/>CAST("Schm_Desc" AS TEXT) AS "Schm_Desc",</text:p>
      <text:p text:style-name="Standard"><text:tab/><text:tab/><text:tab/><text:tab/><text:tab/>CAST("PRINCIPAL_BAL" AS DOUBLE PRECISION) AS "PRINCIPAL_BAL",</text:p>
      <text:p text:style-name="Standard"><text:soft-page-break/><text:tab/><text:tab/><text:tab/><text:tab/><text:tab/>CAST("Sanction_amt" AS DOUBLE PRECISION) AS "Sanction_amt",</text:p>
      <text:p text:style-name="Standard"><text:tab/><text:tab/><text:tab/><text:tab/><text:tab/>CAST("Sancdate" AS TEXT) AS "Sancdate",</text:p>
      <text:p text:style-name="Standard"><text:tab/><text:tab/><text:tab/><text:tab/><text:tab/>CAST("Main_Classification_System" AS DOUBLE PRECISION) AS "Main_Classification_System",</text:p>
      <text:p text:style-name="Standard"><text:tab/><text:tab/><text:tab/><text:tab/><text:tab/>CAST("Sub_Classification_System" AS DOUBLE PRECISION) AS "Sub_Classification_System",</text:p>
      <text:p text:style-name="Standard"><text:tab/><text:tab/><text:tab/><text:tab/><text:tab/>CAST("NPA_Desc" AS TEXT) AS "NPA_Desc",</text:p>
      <text:p text:style-name="Standard"><text:tab/><text:tab/><text:tab/><text:tab/><text:tab/>CAST("OD_days" AS BIGINT) AS "OD_days",</text:p>
      <text:p text:style-name="Standard"><text:tab/><text:tab/><text:tab/><text:tab/><text:tab/>CAST("PD_flag" AS TEXT) AS "PD_flag",</text:p>
      <text:p text:style-name="Standard"><text:tab/><text:tab/><text:tab/><text:tab/><text:tab/>CAST("OD_mth" AS DOUBLE PRECISION) AS "OD_mth",</text:p>
      <text:p text:style-name="Standard"><text:tab/><text:tab/><text:tab/><text:tab/><text:tab/>CAST("SMA_Flg" AS TEXT) AS "SMA_Flg",</text:p>
      <text:p text:style-name="Standard"><text:tab/><text:tab/><text:tab/><text:tab/><text:tab/>CAST("Pd_Xfer Date" AS TEXT) AS "Pd_Xfer Date",</text:p>
      <text:p text:style-name="Standard"><text:tab/><text:tab/><text:tab/><text:tab/><text:tab/>CAST("Pd_Re_Xfer_Date" AS TEXT) AS "Pd_Re_Xfer_Date",</text:p>
      <text:p text:style-name="Standard"><text:tab/><text:tab/><text:tab/><text:tab/><text:tab/>CAST("Secu_Value" AS DOUBLE PRECISION) AS "Secu_Value",</text:p>
      <text:p text:style-name="Standard"><text:tab/><text:tab/><text:tab/><text:tab/><text:tab/>CAST("Primary_Security" AS DOUBLE PRECISION) AS "Primary_Security",</text:p>
      <text:p text:style-name="Standard"><text:tab/><text:tab/><text:tab/><text:tab/><text:tab/>CAST("Second_security" AS DOUBLE PRECISION) AS "Second_security",</text:p>
      <text:p text:style-name="Standard"><text:tab/><text:tab/><text:tab/><text:tab/><text:tab/>CAST("Disb_Amt" AS DOUBLE PRECISION) AS "Disb_Amt",</text:p>
      <text:p text:style-name="Standard"><text:tab/><text:tab/><text:tab/><text:tab/><text:tab/>CAST("Drawing_power" AS DOUBLE PRECISION) AS "Drawing_power",</text:p>
      <text:p text:style-name="Standard"><text:tab/><text:tab/><text:tab/><text:tab/><text:tab/>CAST("Instl" AS DOUBLE PRECISION) AS "Instl",</text:p>
      <text:p text:style-name="Standard"><text:tab/><text:tab/><text:tab/><text:tab/><text:tab/>CAST("Provision" AS DOUBLE PRECISION) AS "Provision",</text:p>
      <text:p text:style-name="Standard"><text:tab/><text:tab/><text:tab/><text:tab/><text:tab/>CAST("Overdue" AS DOUBLE PRECISION) AS "Overdue",</text:p>
      <text:p text:style-name="Standard"><text:tab/><text:tab/><text:tab/><text:tab/><text:tab/>CAST("Pend_Int" AS DOUBLE PRECISION) AS "Pend_Int",</text:p>
      <text:p text:style-name="Standard"><text:tab/><text:tab/><text:tab/><text:tab/><text:tab/>CAST("FDOD_Flag" AS TEXT) AS "FDOD_Flag",</text:p>
      <text:p text:style-name="Standard"><text:tab/><text:tab/><text:tab/><text:tab/><text:tab/>CAST("EI_Schm_Flag" AS TEXT) AS "EI_Schm_Flag",</text:p>
      <text:p text:style-name="Standard"><text:tab/><text:tab/><text:tab/><text:tab/><text:tab/>CAST("PAN" AS TEXT) AS "PAN",</text:p>
      <text:p text:style-name="Standard"><text:tab/><text:tab/><text:tab/><text:tab/><text:tab/>CAST("Staff_Flag" AS TEXT) AS "Staff_Flag",</text:p>
      <text:p text:style-name="Standard"><text:tab/><text:tab/><text:tab/><text:tab/><text:tab/>CAST("Fraud_Flg" AS TEXT) AS "Fraud_Flg",</text:p>
      <text:p text:style-name="Standard"><text:tab/><text:tab/><text:tab/><text:tab/><text:tab/>CAST("Cust_Const" AS BIGINT) AS "Cust_Const",</text:p>
      <text:p text:style-name="Standard"><text:tab/><text:tab/><text:tab/><text:tab/><text:tab/>CAST("Account_Open_Date" AS TEXT) AS "Account_Open_Date",</text:p>
      <text:p text:style-name="Standard"><text:tab/><text:tab/><text:tab/><text:tab/><text:tab/>CAST("Rep_Perd_Mths" AS DOUBLE PRECISION) AS "Rep_Perd_Mths",</text:p>
      <text:p text:style-name="Standard"><text:tab/><text:tab/><text:tab/><text:tab/><text:tab/>CAST("Expdate" AS TEXT) AS "Expdate",</text:p>
      <text:p text:style-name="Standard"><text:tab/><text:tab/><text:tab/><text:tab/><text:tab/>CAST("Scheduled_Dcco" AS TEXT) AS "Scheduled_Dcco",</text:p>
      <text:p text:style-name="Standard"><text:tab/><text:tab/><text:tab/><text:tab/><text:tab/>CAST("Extended_Dcco" AS TEXT) AS "Extended_Dcco",</text:p>
      <text:p text:style-name="Standard"><text:tab/><text:tab/><text:tab/><text:tab/><text:tab/>CAST("Actual_Dcco" AS TEXT) AS "Actual_Dcco",</text:p>
      <text:p text:style-name="Standard"><text:tab/><text:tab/><text:tab/><text:tab/><text:tab/>CAST("Disb_Date" AS TEXT) AS "Disb_Date",</text:p>
      <text:p text:style-name="Standard"><text:tab/><text:tab/><text:tab/><text:tab/><text:tab/>CAST("Mort_inst_no" AS DOUBLE PRECISION) AS "Mort_inst_no",</text:p>
      <text:p text:style-name="Standard"><text:tab/><text:tab/><text:tab/><text:tab/><text:tab/>CAST("Revdate" AS TEXT) AS "Revdate",</text:p>
      <text:p text:style-name="Standard"><text:tab/><text:tab/><text:tab/><text:tab/><text:tab/>CAST("Glsub" AS BIGINT) AS "Glsub",</text:p>
      <text:p text:style-name="Standard"><text:tab/><text:tab/><text:tab/><text:tab/><text:tab/>CAST("GL_Desc" AS TEXT) AS "GL_Desc",</text:p>
      <text:p text:style-name="Standard"><text:tab/><text:tab/><text:tab/><text:tab/><text:tab/>CAST("Zone" AS TEXT) AS "Zone",</text:p>
      <text:p text:style-name="Standard"><text:tab/><text:tab/><text:tab/><text:tab/><text:tab/>CAST("Subzone" AS TEXT) AS "Subzone",</text:p>
      <text:p text:style-name="Standard"><text:soft-page-break/><text:tab/><text:tab/><text:tab/><text:tab/><text:tab/>CAST("Primary_Sol_Id" AS BIGINT) AS "Primary_Sol_Id",</text:p>
      <text:p text:style-name="Standard"><text:tab/><text:tab/><text:tab/><text:tab/><text:tab/>CAST("Net_ROI" AS DOUBLE PRECISION) AS "Net_ROI",</text:p>
      <text:p text:style-name="Standard"><text:tab/><text:tab/><text:tab/><text:tab/><text:tab/>Cast('2023-06-30' as DATE) AS "Date"</text:p>
      <text:p text:style-name="Standard"><text:tab/><text:tab/><text:tab/><text:tab/><text:tab/>FROM "data_insight"."Advance_Dump_Jun_2023"</text:p>
      <text:p text:style-name="Standard"><text:tab/><text:tab/><text:tab/><text:tab/><text:tab/>UNION ALL</text:p>
      <text:p text:style-name="Standard"><text:tab/><text:tab/><text:tab/><text:tab/><text:tab/>SELECT</text:p>
      <text:p text:style-name="Standard"><text:tab/><text:tab/><text:tab/><text:tab/><text:tab/>CAST("Sr_No" AS BIGINT) AS "Sr_No",</text:p>
      <text:p text:style-name="Standard"><text:tab/><text:tab/><text:tab/><text:tab/><text:tab/>CAST("BR_NAME" AS TEXT) AS "BR_NAME",</text:p>
      <text:p text:style-name="Standard"><text:tab/><text:tab/><text:tab/><text:tab/><text:tab/>CAST("CIF_ID" AS TEXT) AS "CIF_ID",</text:p>
      <text:p text:style-name="Standard"><text:tab/><text:tab/><text:tab/><text:tab/><text:tab/>CAST("Account_No" AS TEXT) AS "Account_No",</text:p>
      <text:p text:style-name="Standard"><text:tab/><text:tab/><text:tab/><text:tab/><text:tab/>CAST("Schm_Type" AS TEXT) AS "Schm_Type",</text:p>
      <text:p text:style-name="Standard"><text:tab/><text:tab/><text:tab/><text:tab/><text:tab/>CAST("Schm_Code" AS TEXT) AS "Schm_Code",</text:p>
      <text:p text:style-name="Standard"><text:tab/><text:tab/><text:tab/><text:tab/><text:tab/>CAST("Schm_Desc" AS TEXT) AS "Schm_Desc",</text:p>
      <text:p text:style-name="Standard"><text:tab/><text:tab/><text:tab/><text:tab/><text:tab/>CAST("PRINCIPAL_BAL" AS DOUBLE PRECISION) AS "PRINCIPAL_BAL",</text:p>
      <text:p text:style-name="Standard"><text:tab/><text:tab/><text:tab/><text:tab/><text:tab/>CAST("Sanction_amt" AS DOUBLE PRECISION) AS "Sanction_amt",</text:p>
      <text:p text:style-name="Standard"><text:tab/><text:tab/><text:tab/><text:tab/><text:tab/>CAST("Sancdate" AS TEXT) AS "Sancdate",</text:p>
      <text:p text:style-name="Standard"><text:tab/><text:tab/><text:tab/><text:tab/><text:tab/>CAST("Main_Classification_System" AS DOUBLE PRECISION) AS "Main_Classification_System",</text:p>
      <text:p text:style-name="Standard"><text:tab/><text:tab/><text:tab/><text:tab/><text:tab/>CAST("Sub_Classification_System" AS DOUBLE PRECISION) AS "Sub_Classification_System",</text:p>
      <text:p text:style-name="Standard"><text:tab/><text:tab/><text:tab/><text:tab/><text:tab/>CAST("NPA_Desc" AS TEXT) AS "NPA_Desc",</text:p>
      <text:p text:style-name="Standard"><text:tab/><text:tab/><text:tab/><text:tab/><text:tab/>CAST("OD_days" AS BIGINT) AS "OD_days",</text:p>
      <text:p text:style-name="Standard"><text:tab/><text:tab/><text:tab/><text:tab/><text:tab/>CAST("PD_flag" AS TEXT) AS "PD_flag",</text:p>
      <text:p text:style-name="Standard"><text:tab/><text:tab/><text:tab/><text:tab/><text:tab/>CAST("OD_mth" AS DOUBLE PRECISION) AS "OD_mth",</text:p>
      <text:p text:style-name="Standard"><text:tab/><text:tab/><text:tab/><text:tab/><text:tab/>CAST("SMA_Flg" AS TEXT) AS "SMA_Flg",</text:p>
      <text:p text:style-name="Standard"><text:tab/><text:tab/><text:tab/><text:tab/><text:tab/>CAST("Pd_Xfer Date" AS TEXT) AS "Pd_Xfer Date",</text:p>
      <text:p text:style-name="Standard"><text:tab/><text:tab/><text:tab/><text:tab/><text:tab/>CAST("Pd_Re_Xfer_Date" AS TEXT) AS "Pd_Re_Xfer_Date",</text:p>
      <text:p text:style-name="Standard"><text:tab/><text:tab/><text:tab/><text:tab/><text:tab/>CAST("Secu_Value" AS DOUBLE PRECISION) AS "Secu_Value",</text:p>
      <text:p text:style-name="Standard"><text:tab/><text:tab/><text:tab/><text:tab/><text:tab/>CAST("Primary_Security" AS DOUBLE PRECISION) AS "Primary_Security",</text:p>
      <text:p text:style-name="Standard"><text:tab/><text:tab/><text:tab/><text:tab/><text:tab/>CAST("Second_security" AS DOUBLE PRECISION) AS "Second_security",</text:p>
      <text:p text:style-name="Standard"><text:tab/><text:tab/><text:tab/><text:tab/><text:tab/>CAST("Disb_Amt" AS DOUBLE PRECISION) AS "Disb_Amt",</text:p>
      <text:p text:style-name="Standard"><text:tab/><text:tab/><text:tab/><text:tab/><text:tab/>CAST("Drawing_power" AS DOUBLE PRECISION) AS "Drawing_power",</text:p>
      <text:p text:style-name="Standard"><text:tab/><text:tab/><text:tab/><text:tab/><text:tab/>CAST("Instl" AS DOUBLE PRECISION) AS "Instl",</text:p>
      <text:p text:style-name="Standard"><text:tab/><text:tab/><text:tab/><text:tab/><text:tab/>CAST("Provision" AS DOUBLE PRECISION) AS "Provision",</text:p>
      <text:p text:style-name="Standard"><text:tab/><text:tab/><text:tab/><text:tab/><text:tab/>CAST("Overdue" AS DOUBLE PRECISION) AS "Overdue",</text:p>
      <text:p text:style-name="Standard"><text:tab/><text:tab/><text:tab/><text:tab/><text:tab/>CAST("Pend_Int" AS DOUBLE PRECISION) AS "Pend_Int",</text:p>
      <text:p text:style-name="Standard"><text:tab/><text:tab/><text:tab/><text:tab/><text:tab/>CAST("FDOD_Flag" AS TEXT) AS "FDOD_Flag",</text:p>
      <text:p text:style-name="Standard"><text:tab/><text:tab/><text:tab/><text:tab/><text:tab/>CAST("EI_Schm_Flag" AS TEXT) AS "EI_Schm_Flag",</text:p>
      <text:p text:style-name="Standard"><text:tab/><text:tab/><text:tab/><text:tab/><text:tab/>CAST("PAN" AS TEXT) AS "PAN",</text:p>
      <text:p text:style-name="Standard"><text:tab/><text:tab/><text:tab/><text:tab/><text:tab/>CAST("Staff_Flag" AS TEXT) AS "Staff_Flag",</text:p>
      <text:p text:style-name="Standard"><text:tab/><text:tab/><text:tab/><text:tab/><text:tab/>CAST("Fraud_Flg" AS TEXT) AS "Fraud_Flg",</text:p>
      <text:p text:style-name="Standard"><text:tab/><text:tab/><text:tab/><text:tab/><text:tab/>CAST("Cust_Const" AS BIGINT) AS "Cust_Const",</text:p>
      <text:p text:style-name="Standard"><text:soft-page-break/><text:tab/><text:tab/><text:tab/><text:tab/><text:tab/>CAST("Account_Open_Date" AS TEXT) AS "Account_Open_Date",</text:p>
      <text:p text:style-name="Standard"><text:tab/><text:tab/><text:tab/><text:tab/><text:tab/>CAST("Rep_Perd_Mths" AS DOUBLE PRECISION) AS "Rep_Perd_Mths",</text:p>
      <text:p text:style-name="Standard"><text:tab/><text:tab/><text:tab/><text:tab/><text:tab/>CAST("Expdate" AS TEXT) AS "Expdate",</text:p>
      <text:p text:style-name="Standard"><text:tab/><text:tab/><text:tab/><text:tab/><text:tab/>CAST("Scheduled_Dcco" AS TEXT) AS "Scheduled_Dcco",</text:p>
      <text:p text:style-name="Standard"><text:tab/><text:tab/><text:tab/><text:tab/><text:tab/>CAST("Extended_Dcco" AS TEXT) AS "Extended_Dcco",</text:p>
      <text:p text:style-name="Standard"><text:tab/><text:tab/><text:tab/><text:tab/><text:tab/>CAST("Actual_Dcco" AS TEXT) AS "Actual_Dcco",</text:p>
      <text:p text:style-name="Standard"><text:tab/><text:tab/><text:tab/><text:tab/><text:tab/>CAST("Disb_Date" AS TEXT) AS "Disb_Date",</text:p>
      <text:p text:style-name="Standard"><text:tab/><text:tab/><text:tab/><text:tab/><text:tab/>CAST("Mort_inst_no" AS DOUBLE PRECISION) AS "Mort_inst_no",</text:p>
      <text:p text:style-name="Standard"><text:tab/><text:tab/><text:tab/><text:tab/><text:tab/>CAST("Revdate" AS TEXT) AS "Revdate",</text:p>
      <text:p text:style-name="Standard"><text:tab/><text:tab/><text:tab/><text:tab/><text:tab/>CAST("Glsub" AS BIGINT) AS "Glsub",</text:p>
      <text:p text:style-name="Standard"><text:tab/><text:tab/><text:tab/><text:tab/><text:tab/>CAST("GL_Desc" AS TEXT) AS "GL_Desc",</text:p>
      <text:p text:style-name="Standard"><text:tab/><text:tab/><text:tab/><text:tab/><text:tab/>CAST("Zone" AS TEXT) AS "Zone",</text:p>
      <text:p text:style-name="Standard"><text:tab/><text:tab/><text:tab/><text:tab/><text:tab/>CAST("Subzone" AS TEXT) AS "Subzone",</text:p>
      <text:p text:style-name="Standard"><text:tab/><text:tab/><text:tab/><text:tab/><text:tab/>CAST("Primary_Sol_Id" AS BIGINT) AS "Primary_Sol_Id",</text:p>
      <text:p text:style-name="Standard"><text:tab/><text:tab/><text:tab/><text:tab/><text:tab/>CAST("Net_ROI" AS DOUBLE PRECISION) AS "Net_ROI",</text:p>
      <text:p text:style-name="Standard"><text:tab/><text:tab/><text:tab/><text:tab/><text:tab/>Cast('2023-07-31' as DATE) AS "Date"</text:p>
      <text:p text:style-name="Standard"><text:tab/><text:tab/><text:tab/><text:tab/><text:tab/>FROM "data_insight"."Advance_Dump_Jul_2023"</text:p>
      <text:p text:style-name="Standard"><text:tab/><text:tab/><text:tab/><text:tab/><text:tab/>UNION ALL </text:p>
      <text:p text:style-name="Standard"><text:tab/><text:tab/><text:tab/><text:tab/><text:tab/>SELECT *,Cast('2023-08-31' as DATE) AS "Date" FROM "data_insight"."Advance_Dump_Aug_2023"</text:p>
      <text:p text:style-name="Standard"><text:tab/><text:tab/><text:tab/><text:tab/><text:tab/>UNION ALL</text:p>
      <text:p text:style-name="Standard"><text:tab/><text:tab/><text:tab/><text:tab/><text:tab/>SELECT *,Cast('2023-09-30' as DATE) AS "Date" FROM "data_insight"."Advance_Dump_Sep_2023"</text:p>
      <text:p text:style-name="Standard"><text:tab/><text:tab/><text:tab/>) As T1 -- Combining 7 months tables with UNION ALL (Manually adding date column in every table) and creating new columns using the existing columns.</text:p>
      <text:p text:style-name="Standard"><text:tab/><text:tab/>) as T2 -- Creating new columns using the existing columns.</text:p>
      <text:p text:style-name="Standard"><text:tab/>)As T3 -- Creating new columns using the existing columns.</text:p>
      <text:p text:style-name="Standard">)As T4 -- Creating new columns using the existing columns and retriving all the colum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6:52:42.716134832</meta:creation-date>
    <dc:date>2023-11-29T16:53:05.818924248</dc:date>
    <meta:editing-duration>PT23S</meta:editing-duration>
    <meta:editing-cycles>1</meta:editing-cycles>
    <meta:document-statistic meta:table-count="0" meta:image-count="0" meta:object-count="0" meta:page-count="4" meta:paragraph-count="140" meta:word-count="827" meta:character-count="7898" meta:non-whitespace-character-count="6508"/>
    <meta:generator>LibreOffice/6.4.7.2$Linux_X86_64 LibreOffice_project/40$Build-2</meta:generator>
  </office:meta>
</office:document-meta>
</file>